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40n_Contol_Traffic" table:style-name="ta1">
        <table:shapes>
          <draw:frame draw:z-index="1" draw:id="id0" draw:style-name="a0" draw:name="Chart 1" svg:x="1.48403in" svg:y="1.13694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EEQ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5m</text:p>
          </table:table-cell>
          <table:table-cell office:value-type="float" office:value="98.740950582310361" table:formula="of:=[.E2]/([.E2]+[.H2])*100" table:style-name="ce1">
            <text:p>98.74095058</text:p>
          </table:table-cell>
          <table:table-cell office:value-type="float" office:value="97.97160243407707" table:formula="of:=[.F2]/([.F2]+[.I2])*100" table:style-name="ce1">
            <text:p>97.97160243</text:p>
          </table:table-cell>
          <table:table-cell office:value-type="float" office:value="97.97160243407707" table:formula="of:=[.G2]/([.G2]+[.J2])*100" table:style-name="ce1">
            <text:p>97.97160243</text:p>
          </table:table-cell>
          <table:table-cell office:value-type="float" office:value="3137" table:style-name="ce1">
            <text:p>3137</text:p>
          </table:table-cell>
          <table:table-cell office:value-type="float" office:value="1932" table:style-name="ce1">
            <text:p>1932</text:p>
          </table:table-cell>
          <table:table-cell office:value-type="float" office:value="1932" table:style-name="ce1">
            <text:p>193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m</text:p>
          </table:table-cell>
          <table:table-cell office:value-type="float" office:value="97.402597402597408" table:formula="of:=[.E3]/([.E3]+[.H3])*100" table:style-name="ce1">
            <text:p>97.4025974</text:p>
          </table:table-cell>
          <table:table-cell office:value-type="float" office:value="96.072655866470299" table:formula="of:=[.F3]/([.F3]+[.I3])*100" table:style-name="ce1">
            <text:p>96.07265587</text:p>
          </table:table-cell>
          <table:table-cell office:value-type="float" office:value="96.072655866470299" table:formula="of:=[.G3]/([.G3]+[.J3])*100" table:style-name="ce1">
            <text:p>96.07265587</text:p>
          </table:table-cell>
          <table:table-cell office:value-type="float" office:value="3000" table:style-name="ce1">
            <text:p>3000</text:p>
          </table:table-cell>
          <table:table-cell office:value-type="float" office:value="1957" table:style-name="ce1">
            <text:p>1957</text:p>
          </table:table-cell>
          <table:table-cell office:value-type="float" office:value="1957" table:style-name="ce1">
            <text:p>1957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5m</text:p>
          </table:table-cell>
          <table:table-cell office:value-type="float" office:value="92.398327632079059" table:formula="of:=[.E4]/([.E4]+[.H4])*100" table:style-name="ce1">
            <text:p>92.39832763</text:p>
          </table:table-cell>
          <table:table-cell office:value-type="float" office:value="90.480723465016652" table:formula="of:=[.F4]/([.F4]+[.I4])*100" table:style-name="ce1">
            <text:p>90.48072347</text:p>
          </table:table-cell>
          <table:table-cell office:value-type="float" office:value="90.480723465016652" table:formula="of:=[.G4]/([.G4]+[.J4])*100" table:style-name="ce1">
            <text:p>90.48072347</text:p>
          </table:table-cell>
          <table:table-cell office:value-type="float" office:value="2431" table:style-name="ce1">
            <text:p>2431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74"/>
        </table:table-row>
        <table:table-row table:style-name="ro1">
          <table:table-cell table:number-columns-repeated="5" table:style-name="ce1"/>
          <table:table-cell office:value-type="string" table:style-name="ce1">
            <text:p>Control Traffic</text:p>
          </table:table-cell>
          <table:table-cell table:number-columns-repeated="2" table:style-name="ce1"/>
          <table:table-cell office:value-type="string" table:style-name="ce1">
            <text:p>Data Traffic</text:p>
          </table:table-cell>
          <table:table-cell table:number-columns-repeated="16375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60n_Control_Traffic" table:style-name="ta1">
        <table:shapes>
          <draw:frame draw:z-index="1" draw:id="id1" draw:style-name="a1" draw:name="Chart 1" svg:x="2.04806in" svg:y="1.2318in" svg:width="6.29875in" svg:height="3.5429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EEQ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5m</text:p>
          </table:table-cell>
          <table:table-cell office:value-type="float" office:value="98.717400598546391" table:formula="of:=[.E2]/([.E2]+[.H2])*100" table:style-name="ce1">
            <text:p>98.7174006</text:p>
          </table:table-cell>
          <table:table-cell office:value-type="float" office:value="97.799779977997801" table:formula="of:=[.F2]/([.F2]+[.I2])*100" table:style-name="ce1">
            <text:p>97.79977998</text:p>
          </table:table-cell>
          <table:table-cell office:value-type="float" office:value="97.799779977997801" table:formula="of:=[.G2]/([.G2]+[.J2])*100" table:style-name="ce1">
            <text:p>97.79977998</text:p>
          </table:table-cell>
          <table:table-cell office:value-type="float" office:value="4618" table:style-name="ce1">
            <text:p>4618</text:p>
          </table:table-cell>
          <table:table-cell office:value-type="float" office:value="2667" table:style-name="ce1">
            <text:p>2667</text:p>
          </table:table-cell>
          <table:table-cell office:value-type="float" office:value="2667" table:style-name="ce1">
            <text:p>2667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m</text:p>
          </table:table-cell>
          <table:table-cell office:value-type="float" office:value="97.444633730834752" table:formula="of:=[.E3]/([.E3]+[.H3])*100" table:style-name="ce1">
            <text:p>97.44463373</text:p>
          </table:table-cell>
          <table:table-cell office:value-type="float" office:value="95.711222301644028" table:formula="of:=[.F3]/([.F3]+[.I3])*100" table:style-name="ce1">
            <text:p>95.7112223</text:p>
          </table:table-cell>
          <table:table-cell office:value-type="float" office:value="95.711222301644028" table:formula="of:=[.G3]/([.G3]+[.J3])*100" table:style-name="ce1">
            <text:p>95.7112223</text:p>
          </table:table-cell>
          <table:table-cell office:value-type="float" office:value="4576" table:style-name="ce1">
            <text:p>4576</text:p>
          </table:table-cell>
          <table:table-cell office:value-type="float" office:value="2678" table:style-name="ce1">
            <text:p>2678</text:p>
          </table:table-cell>
          <table:table-cell office:value-type="float" office:value="2678" table:style-name="ce1">
            <text:p>2678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5m</text:p>
          </table:table-cell>
          <table:table-cell office:value-type="float" office:value="95.976934424031114" table:formula="of:=[.E4]/([.E4]+[.H4])*100" table:style-name="ce1">
            <text:p>95.97693442</text:p>
          </table:table-cell>
          <table:table-cell office:value-type="float" office:value="90.451941438574153" table:formula="of:=[.F4]/([.F4]+[.I4])*100" table:style-name="ce1">
            <text:p>90.45194144</text:p>
          </table:table-cell>
          <table:table-cell office:value-type="float" office:value="90.451941438574153" table:formula="of:=[.G4]/([.G4]+[.J4])*100" table:style-name="ce1">
            <text:p>90.45194144</text:p>
          </table:table-cell>
          <table:table-cell office:value-type="float" office:value="7157" table:style-name="ce1">
            <text:p>7157</text:p>
          </table:table-cell>
          <table:table-cell office:value-type="float" office:value="2842" table:style-name="ce1">
            <text:p>2842</text:p>
          </table:table-cell>
          <table:table-cell office:value-type="float" office:value="2842" table:style-name="ce1">
            <text:p>284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  <table:table table:name="80n_Control_Traffic" table:style-name="ta1">
        <table:shapes>
          <draw:frame draw:z-index="1" draw:id="id2" draw:style-name="a2" draw:name="Chart 1" svg:x="0.80125in" svg:y="1.1407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EEQ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5m</text:p>
          </table:table-cell>
          <table:table-cell office:value-type="float" office:value="98.973701090442589" table:formula="of:=[.E2]/([.E2]+[.H2])*100" table:style-name="ce1">
            <text:p>98.97370109</text:p>
          </table:table-cell>
          <table:table-cell office:value-type="float" office:value="97.979797979797979" table:formula="of:=[.F2]/([.F2]+[.I2])*100" table:style-name="ce1">
            <text:p>97.97979798</text:p>
          </table:table-cell>
          <table:table-cell office:value-type="float" office:value="97.979797979797979" table:formula="of:=[.G2]/([.G2]+[.J2])*100" table:style-name="ce1">
            <text:p>97.97979798</text:p>
          </table:table-cell>
          <table:table-cell office:value-type="float" office:value="7715" table:style-name="ce1">
            <text:p>7715</text:p>
          </table:table-cell>
          <table:table-cell office:value-type="float" office:value="3880" table:style-name="ce1">
            <text:p>3880</text:p>
          </table:table-cell>
          <table:table-cell office:value-type="float" office:value="3880" table:style-name="ce1">
            <text:p>388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m</text:p>
          </table:table-cell>
          <table:table-cell office:value-type="float" office:value="97.673742366967147" table:formula="of:=[.E3]/([.E3]+[.H3])*100" table:style-name="ce1">
            <text:p>97.67374237</text:p>
          </table:table-cell>
          <table:table-cell office:value-type="float" office:value="96.151070483521778" table:formula="of:=[.F3]/([.F3]+[.I3])*100" table:style-name="ce1">
            <text:p>96.15107048</text:p>
          </table:table-cell>
          <table:table-cell office:value-type="float" office:value="96.151070483521778" table:formula="of:=[.G3]/([.G3]+[.J3])*100" table:style-name="ce1">
            <text:p>96.15107048</text:p>
          </table:table-cell>
          <table:table-cell office:value-type="float" office:value="6718" table:style-name="ce1">
            <text:p>6718</text:p>
          </table:table-cell>
          <table:table-cell office:value-type="float" office:value="3997" table:style-name="ce1">
            <text:p>3997</text:p>
          </table:table-cell>
          <table:table-cell office:value-type="float" office:value="3997" table:style-name="ce1">
            <text:p>3997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5m</text:p>
          </table:table-cell>
          <table:table-cell office:value-type="float" office:value="95.626981523996932" table:formula="of:=[.E4]/([.E4]+[.H4])*100" table:style-name="ce1">
            <text:p>95.62698152</text:p>
          </table:table-cell>
          <table:table-cell office:value-type="float" office:value="89.944695827048776" table:formula="of:=[.F4]/([.F4]+[.I4])*100" table:style-name="ce1">
            <text:p>89.94469583</text:p>
          </table:table-cell>
          <table:table-cell office:value-type="float" office:value="89.944695827048776" table:formula="of:=[.G4]/([.G4]+[.J4])*100" table:style-name="ce1">
            <text:p>89.94469583</text:p>
          </table:table-cell>
          <table:table-cell office:value-type="float" office:value="8747" table:style-name="ce1">
            <text:p>8747</text:p>
          </table:table-cell>
          <table:table-cell office:value-type="float" office:value="3578" table:style-name="ce1">
            <text:p>3578</text:p>
          </table:table-cell>
          <table:table-cell office:value-type="float" office:value="3578" table:style-name="ce1">
            <text:p>357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  <table:table table:name="40n" table:style-name="ta1">
        <table:shapes>
          <draw:frame draw:z-index="1" draw:id="id3" draw:style-name="a3" draw:name="Chart 1" svg:x="2.88944in" svg:y="0.85778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number-columns-spanned="1" table:number-rows-spanned="2" table:style-name="ce2">
            <text:p>Time</text:p>
          </table:table-cell>
          <table:table-cell office:value-type="string" table:number-columns-spanned="3" table:number-rows-spanned="1" table:style-name="ce2">
            <text:p>Number of Packet Received</text:p>
          </table:table-cell>
          <table:covered-table-cell table:number-columns-repeated="2"/>
          <table:table-cell office:value-type="string" table:number-columns-spanned="3" table:number-rows-spanned="1" table:style-name="ce2">
            <text:p>Number of Packet Lost</text:p>
          </table:table-cell>
          <table:covered-table-cell table:number-columns-repeated="2"/>
          <table:table-cell table:number-columns-spanned="3" table:number-rows-spanned="1" table:style-name="ce2"/>
          <table:covered-table-cell table:number-columns-repeated="2"/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5m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(1-([.E3]/([.B3]+[.E3])))*100" table:style-name="ce1">
            <text:p>100</text:p>
          </table:table-cell>
          <table:table-cell office:value-type="float" office:value="100" table:formula="of:=(1-([.F3]/([.C3]+[.F3])))*100" table:style-name="ce1">
            <text:p>100</text:p>
          </table:table-cell>
          <table:table-cell office:value-type="float" office:value="100" table:formula="of:=(1-([.G3]/([.D3]+[.G3])))*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m</text:p>
          </table:table-cell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(1-([.E4]/([.B4]+[.E4])))*100" table:style-name="ce1">
            <text:p>100</text:p>
          </table:table-cell>
          <table:table-cell office:value-type="float" office:value="100" table:formula="of:=(1-([.F4]/([.C4]+[.F4])))*100" table:style-name="ce1">
            <text:p>100</text:p>
          </table:table-cell>
          <table:table-cell office:value-type="float" office:value="100" table:formula="of:=(1-([.G4]/([.D4]+[.G4])))*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5m</text:p>
          </table:table-cell>
          <table:table-cell office:value-type="float" office:value="208" table:style-name="ce1">
            <text:p>208</text:p>
          </table:table-cell>
          <table:table-cell office:value-type="float" office:value="206" table:style-name="ce1">
            <text:p>206</text:p>
          </table:table-cell>
          <table:table-cell office:value-type="float" office:value="205" table:style-name="ce1">
            <text:p>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(1-([.E5]/([.B5]+[.E5])))*100" table:style-name="ce1">
            <text:p>100</text:p>
          </table:table-cell>
          <table:table-cell office:value-type="float" office:value="100" table:formula="of:=(1-([.F5]/([.C5]+[.F5])))*100" table:style-name="ce1">
            <text:p>100</text:p>
          </table:table-cell>
          <table:table-cell office:value-type="float" office:value="100" table:formula="of:=(1-([.G5]/([.D5]+[.G5])))*100" table:style-name="ce1">
            <text:p>100</text:p>
          </table:table-cell>
          <table:table-cell table:number-columns-repeated="16374"/>
        </table:table-row>
        <table:table-row table:number-rows-repeated="1048571" table:style-name="ro1">
          <table:table-cell table:number-columns-repeated="16384"/>
        </table:table-row>
      </table:table>
      <table:table table:name="60n" table:style-name="ta1">
        <table:shapes>
          <draw:frame draw:z-index="1" draw:id="id4" draw:style-name="a4" draw:name="Chart 1" svg:x="3.48306in" svg:y="1.18972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number-columns-spanned="1" table:number-rows-spanned="2" table:style-name="ce2">
            <text:p>Time</text:p>
          </table:table-cell>
          <table:table-cell office:value-type="string" table:number-columns-spanned="3" table:number-rows-spanned="1" table:style-name="ce2">
            <text:p>Number of Packet Received</text:p>
          </table:table-cell>
          <table:covered-table-cell table:number-columns-repeated="2"/>
          <table:table-cell office:value-type="string" table:number-columns-spanned="3" table:number-rows-spanned="1" table:style-name="ce2">
            <text:p>Number of Packet Lost</text:p>
          </table:table-cell>
          <table:covered-table-cell table:number-columns-repeated="2"/>
          <table:table-cell table:number-columns-spanned="3" table:number-rows-spanned="1" table:style-name="ce2"/>
          <table:covered-table-cell table:number-columns-repeated="2"/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5m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(1-([.E3]/([.B3]+[.E3])))*100" table:style-name="ce1">
            <text:p>100</text:p>
          </table:table-cell>
          <table:table-cell office:value-type="float" office:value="100" table:formula="of:=(1-([.F3]/([.C3]+[.F3])))*100" table:style-name="ce1">
            <text:p>100</text:p>
          </table:table-cell>
          <table:table-cell office:value-type="float" office:value="100" table:formula="of:=(1-([.G3]/([.D3]+[.G3])))*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m</text:p>
          </table:table-cell>
          <table:table-cell office:value-type="float" office:value="124" table:style-name="ce1">
            <text:p>124</text:p>
          </table:table-cell>
          <table:table-cell office:value-type="float" office:value="127" table:style-name="ce1">
            <text:p>127</text:p>
          </table:table-cell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(1-([.E4]/([.B4]+[.E4])))*100" table:style-name="ce1">
            <text:p>100</text:p>
          </table:table-cell>
          <table:table-cell office:value-type="float" office:value="100" table:formula="of:=(1-([.F4]/([.C4]+[.F4])))*100" table:style-name="ce1">
            <text:p>100</text:p>
          </table:table-cell>
          <table:table-cell office:value-type="float" office:value="100" table:formula="of:=(1-([.G4]/([.D4]+[.G4])))*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5m</text:p>
          </table:table-cell>
          <table:table-cell office:value-type="float" office:value="293" table:style-name="ce1">
            <text:p>293</text:p>
          </table:table-cell>
          <table:table-cell office:value-type="float" office:value="306" table:style-name="ce1">
            <text:p>306</text:p>
          </table:table-cell>
          <table:table-cell office:value-type="float" office:value="307" table:style-name="ce1">
            <text:p>3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7.666666666666671" table:formula="of:=(1-([.E5]/([.B5]+[.E5])))*100" table:style-name="ce1">
            <text:p>97.66666667</text:p>
          </table:table-cell>
          <table:table-cell office:value-type="float" office:value="99.350649350649363" table:formula="of:=(1-([.F5]/([.C5]+[.F5])))*100" table:style-name="ce1">
            <text:p>99.35064935</text:p>
          </table:table-cell>
          <table:table-cell office:value-type="float" office:value="99.35275080906149" table:formula="of:=(1-([.G5]/([.D5]+[.G5])))*100" table:style-name="ce1">
            <text:p>99.35275081</text:p>
          </table:table-cell>
          <table:table-cell table:number-columns-repeated="16374"/>
        </table:table-row>
        <table:table-row table:number-rows-repeated="1048571" table:style-name="ro1">
          <table:table-cell table:number-columns-repeated="16384"/>
        </table:table-row>
      </table:table>
      <table:table table:name="80n" table:style-name="ta1">
        <table:shapes>
          <draw:frame draw:z-index="1" draw:id="id5" draw:style-name="a5" draw:name="Chart 1" svg:x="1.09194in" svg:y="1.73389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number-columns-spanned="1" table:number-rows-spanned="2" table:style-name="ce2">
            <text:p>Time</text:p>
          </table:table-cell>
          <table:table-cell office:value-type="string" table:number-columns-spanned="3" table:number-rows-spanned="1" table:style-name="ce2">
            <text:p>Number of Packet Received</text:p>
          </table:table-cell>
          <table:covered-table-cell table:number-columns-repeated="2"/>
          <table:table-cell office:value-type="string" table:number-columns-spanned="3" table:number-rows-spanned="1" table:style-name="ce2">
            <text:p>Number of Packet Lost</text:p>
          </table:table-cell>
          <table:covered-table-cell table:number-columns-repeated="2"/>
          <table:table-cell table:number-columns-spanned="3" table:number-rows-spanned="1" table:style-name="ce2"/>
          <table:covered-table-cell table:number-columns-repeated="2"/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5m</text:p>
          </table:table-cell>
          <table:table-cell office:value-type="float" office:value="80" table:style-name="ce1">
            <text:p>80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(1-([.E3]/([.B3]+[.E3])))*100" table:style-name="ce1">
            <text:p>100</text:p>
          </table:table-cell>
          <table:table-cell office:value-type="float" office:value="100" table:formula="of:=(1-([.F3]/([.C3]+[.F3])))*100" table:style-name="ce1">
            <text:p>100</text:p>
          </table:table-cell>
          <table:table-cell office:value-type="float" office:value="100" table:formula="of:=(1-([.G3]/([.D3]+[.G3])))*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m</text:p>
          </table:table-cell>
          <table:table-cell office:value-type="float" office:value="159" table:style-name="ce1">
            <text:p>159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(1-([.E4]/([.B4]+[.E4])))*100" table:style-name="ce1">
            <text:p>100</text:p>
          </table:table-cell>
          <table:table-cell office:value-type="float" office:value="100" table:formula="of:=(1-([.F4]/([.C4]+[.F4])))*100" table:style-name="ce1">
            <text:p>100</text:p>
          </table:table-cell>
          <table:table-cell office:value-type="float" office:value="100" table:formula="of:=(1-([.G4]/([.D4]+[.G4])))*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5m</text:p>
          </table:table-cell>
          <table:table-cell office:value-type="float" office:value="402" table:style-name="ce1">
            <text:p>402</text:p>
          </table:table-cell>
          <table:table-cell office:value-type="float" office:value="413" table:style-name="ce1">
            <text:p>413</text:p>
          </table:table-cell>
          <table:table-cell office:value-type="float" office:value="402" table:style-name="ce1">
            <text:p>40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8.529411764705884" table:formula="of:=(1-([.E5]/([.B5]+[.E5])))*100" table:style-name="ce1">
            <text:p>98.52941176</text:p>
          </table:table-cell>
          <table:table-cell office:value-type="float" office:value="99.040767386091119" table:formula="of:=(1-([.F5]/([.C5]+[.F5])))*100" table:style-name="ce1">
            <text:p>99.04076739</text:p>
          </table:table-cell>
          <table:table-cell office:value-type="float" office:value="99.01477832512316" table:formula="of:=(1-([.G5]/([.D5]+[.G5])))*100" table:style-name="ce1">
            <text:p>99.01477833</text:p>
          </table:table-cell>
          <table:table-cell table:number-columns-repeated="16374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Seemi Rauf</dc:creator>
    <meta:creation-date>2018-10-07T18:00:34Z</meta:creation-date>
    <dc:date>2019-02-17T14:43:43Z</dc:date>
    <meta:editing-cycles>13</meta:editing-cycles>
    <meta:editing-duration>PT1143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80" chart:origin="0" chart:interval-major="5" chart:interval-minor-divisor="2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2060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4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Control Traffic Overhea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verhead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40n_Contol_Traffic.$A$2:.$A$4"/>
          </chart:axis>
          <chart:series chart:label-cell-address="40n_Contol_Traffic.$B$1" chart:values-cell-range-address="40n_Contol_Traffic.$B$2:.$B$4" chart:class="chart:line" chart:attached-axis="primary-y" chart:style-name="G0S0">
            <chart:data-point chart:repeated="3"/>
          </chart:series>
          <chart:series chart:label-cell-address="40n_Contol_Traffic.$C$1" chart:values-cell-range-address="40n_Contol_Traffic.$C$2:.$C$4" chart:class="chart:line" chart:attached-axis="primary-y" chart:style-name="G0S1">
            <chart:data-point chart:repeated="3"/>
          </chart:series>
          <chart:series chart:label-cell-address="40n_Contol_Traffic.$D$1" chart:values-cell-range-address="40n_Contol_Traffic.$D$2:.$D$4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945in" draw:distance="0.094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80" chart:origin="0" chart:interval-major="5" chart:interval-minor-divisor="2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2060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4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Control Traffic Overhea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verhead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60n_Control_Traffic.$A$2:.$A$4"/>
          </chart:axis>
          <chart:series chart:label-cell-address="60n_Control_Traffic.$B$1" chart:values-cell-range-address="60n_Control_Traffic.$B$2:.$B$4" chart:class="chart:line" chart:attached-axis="primary-y" chart:style-name="G0S0">
            <chart:data-point chart:repeated="3"/>
          </chart:series>
          <chart:series chart:label-cell-address="60n_Control_Traffic.$C$1" chart:values-cell-range-address="60n_Control_Traffic.$C$2:.$C$4" chart:class="chart:line" chart:attached-axis="primary-y" chart:style-name="G0S1">
            <chart:data-point chart:repeated="3"/>
          </chart:series>
          <chart:series chart:label-cell-address="60n_Control_Traffic.$D$1" chart:values-cell-range-address="60n_Control_Traffic.$D$2:.$D$4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945in" draw:distance="0.0945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80" chart:origin="0" chart:interval-major="5" chart:interval-minor-divisor="2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none" draw:stroke="dash" draw:stroke-dash="a4" svg:stroke-width="0.0315in" svg:stroke-color="#00206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5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Control Traffic Overhead</text:p>
        </chart:title>
        <chart:legend chart:legend-position="bottom" chart:legend-align="center" chart:style-name="Lgnd"/>
        <chart:plot-area svg:x="24.9848031496063pt" svg:y="31.87pt" svg:width="417.5249606299212pt" svg:height="176.1522834645669pt" chart:style-name="Plt0">
          <chart:axis chart:dimension="y" chart:name="primary-y" chart:style-name="Axs0">
            <chart:title chart:style-name="AT00">
              <text:p text:style-name="a1" text:class-names="" text:cond-style-name="">Overhead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80n_Control_Traffic.$A$2:.$A$4"/>
          </chart:axis>
          <chart:series chart:label-cell-address="80n_Control_Traffic.$B$1" chart:values-cell-range-address="80n_Control_Traffic.$B$2:.$B$4" chart:class="chart:line" chart:attached-axis="primary-y" chart:style-name="G0S0">
            <chart:data-point chart:repeated="2"/>
            <chart:data-point chart:style-name="G0S0P2"/>
          </chart:series>
          <chart:series chart:label-cell-address="80n_Control_Traffic.$C$1" chart:values-cell-range-address="80n_Control_Traffic.$C$2:.$C$4" chart:class="chart:line" chart:attached-axis="primary-y" chart:style-name="G0S1">
            <chart:data-point chart:repeated="3"/>
          </chart:series>
          <chart:series chart:label-cell-address="80n_Control_Traffic.$D$1" chart:values-cell-range-address="80n_Control_Traffic.$D$2:.$D$4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315in" draw:distance="0.0315in"/>
    <draw:stroke-dash draw:name="a5" draw:style="rect" draw:dots1="1" draw:dots1-length="0.0945in" draw:distance="0.0945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95" chart:origin="0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4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Throughpu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t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40n.$A$3:.$A$5"/>
          </chart:axis>
          <chart:series chart:label-cell-address="40n.$H$2" chart:values-cell-range-address="40n.$H$3:.$H$5" chart:class="chart:line" chart:attached-axis="primary-y" chart:style-name="G0S0">
            <chart:data-point chart:repeated="3"/>
          </chart:series>
          <chart:series chart:label-cell-address="40n.$I$2" chart:values-cell-range-address="40n.$I$3:.$I$5" chart:class="chart:line" chart:attached-axis="primary-y" chart:style-name="G0S1">
            <chart:data-point chart:repeated="3"/>
          </chart:series>
          <chart:series chart:label-cell-address="40n.$J$2" chart:values-cell-range-address="40n.$J$3:.$J$5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945in" draw:distance="0.0945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95" chart:origin="0" chart:interval-major="1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2060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4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Throughpu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t [ % 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60n.$A$3:.$A$5"/>
          </chart:axis>
          <chart:series chart:label-cell-address="60n.$H$2" chart:values-cell-range-address="60n.$H$3:.$H$5" chart:class="chart:line" chart:attached-axis="primary-y" chart:style-name="G0S0">
            <chart:data-point chart:repeated="3"/>
          </chart:series>
          <chart:series chart:label-cell-address="60n.$I$2" chart:values-cell-range-address="60n.$I$3:.$I$5" chart:class="chart:line" chart:attached-axis="primary-y" chart:style-name="G0S1">
            <chart:data-point chart:repeated="3"/>
          </chart:series>
          <chart:series chart:label-cell-address="60n.$J$2" chart:values-cell-range-address="60n.$J$3:.$J$5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945in" draw:distance="0.0945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95" chart:origin="0" chart:interval-major="1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2060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4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Throughpu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ut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80n.$A$3:.$A$5"/>
          </chart:axis>
          <chart:series chart:label-cell-address="80n.$H$2" chart:values-cell-range-address="80n.$H$3:.$H$5" chart:class="chart:line" chart:attached-axis="primary-y" chart:style-name="G0S0">
            <chart:data-point chart:repeated="3"/>
          </chart:series>
          <chart:series chart:label-cell-address="80n.$I$2" chart:values-cell-range-address="80n.$I$3:.$I$5" chart:class="chart:line" chart:attached-axis="primary-y" chart:style-name="G0S1">
            <chart:data-point chart:repeated="3"/>
          </chart:series>
          <chart:series chart:label-cell-address="80n.$J$2" chart:values-cell-range-address="80n.$J$3:.$J$5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945in" draw:distance="0.0945in"/>
  </office:styles>
</office:document-styles>
</file>